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17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459cm"/>
    </style:style>
    <style:style style:name="co4" style:family="table-column">
      <style:table-column-properties fo:break-before="auto" style:column-width="1.769cm"/>
    </style:style>
    <style:style style:name="co5" style:family="table-column">
      <style:table-column-properties fo:break-before="auto" style:column-width="2.381cm"/>
    </style:style>
    <style:style style:name="co6" style:family="table-column">
      <style:table-column-properties fo:break-before="auto" style:column-width="1.565cm"/>
    </style:style>
    <style:style style:name="co7" style:family="table-column">
      <style:table-column-properties fo:break-before="auto" style:column-width="2.24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2.071cm"/>
    </style:style>
    <style:style style:name="co10" style:family="table-column">
      <style:table-column-properties fo:break-before="auto" style:column-width="1.9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751cm" fo:break-before="auto" style:use-optimal-row-height="false"/>
    </style:style>
    <style:style style:name="ro3" style:family="table-row">
      <style:table-row-properties style:row-height="0.794cm" fo:break-before="auto" style:use-optimal-row-height="false"/>
    </style:style>
    <style:style style:name="ro4" style:family="table-row">
      <style:table-row-properties style:row-height="0.497cm" fo:break-before="auto" style:use-optimal-row-height="false"/>
    </style:style>
    <style:style style:name="ro5" style:family="table-row">
      <style:table-row-properties style:row-height="0.318cm" fo:break-before="auto" style:use-optimal-row-height="false"/>
    </style:style>
    <style:style style:name="ro6" style:family="table-row">
      <style:table-row-properties style:row-height="0.635cm" fo:break-before="auto" style:use-optimal-row-height="false"/>
    </style:style>
    <style:style style:name="ro7" style:family="table-row">
      <style:table-row-properties style:row-height="0.709cm" fo:break-before="auto" style:use-optimal-row-height="false"/>
    </style:style>
    <style:style style:name="ro8" style:family="table-row">
      <style:table-row-properties style:row-height="0.344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3c3c3c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" style:family="table-cell" style:parent-style-name="Default" style:data-style-name="N100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Liberation Sans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6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99pt solid #3c3c3c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7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8" style:family="table-cell" style:parent-style-name="Default">
      <style:table-cell-properties style:glyph-orientation-vertical="0" fo:border-bottom="0.99pt solid #3c3c3c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9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font-name="Liberation Sans"/>
    </style:style>
    <style:style style:name="ce10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7pt" fo:font-style="italic" fo:text-shadow="none" style:text-underline-style="none" fo:font-weight="normal" style:font-size-asian="7pt" style:font-style-asian="italic" style:font-weight-asian="normal" style:font-name-complex="Arial1" style:font-size-complex="7pt" style:font-style-complex="italic" style:font-weight-complex="normal"/>
    </style:style>
    <style:style style:name="ce11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4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 style:data-style-name="N100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9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fo:border-bottom="0.99pt solid #3c3c3c" style:diagonal-bl-tr="none" style:diagonal-tl-br="none" fo:border-left="none" fo:padding="0.071cm" fo:border-right="none" style:rotation-align="none" fo:border-top="0.99pt solid #3c3c3c"/>
      <style:text-properties style:font-name="Liberation Sans"/>
    </style:style>
    <style:style style:name="ce19" style:family="table-cell" style:parent-style-name="Default">
      <style:table-cell-properties style:glyph-orientation-vertical="0" fo:border-bottom="0.99pt solid #3c3c3c" fo:background-color="#ccffcc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7pt" fo:font-style="italic" fo:text-shadow="none" style:text-underline-style="none" fo:font-weight="normal" style:font-size-asian="7pt" style:font-style-asian="italic" style:font-weight-asian="normal" style:font-name-complex="Arial1" style:font-size-complex="7pt" style:font-style-complex="italic" style:font-weight-complex="normal"/>
    </style:style>
    <style:style style:name="ce20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99pt solid #3c3c3c" fo:background-color="#ccffcc" style:diagonal-bl-tr="none" style:diagonal-tl-br="none" style:text-align-source="value-type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font-name="Liberation Sans"/>
    </style:style>
    <style:style style:name="ce23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99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99pt solid #3c3c3c" fo:background-color="#ccffcc" style:diagonal-bl-tr="none" style:diagonal-tl-br="none" style:text-align-source="fix" style:repeat-content="false" fo:wrap-option="wrap" fo:border-left="0.99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 fo:padding="0.071cm" style:rotation-align="none"/>
      <style:text-properties style:font-name="Liberation Sans"/>
    </style:style>
    <style:style style:name="ce2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7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28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29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3c3c3c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41" style:family="table-cell" style:parent-style-name="Default" style:data-style-name="N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 style:data-style-name="N36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 style:data-style-name="N36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45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54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55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56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57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58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60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61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font-name="Liberation Sans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06pt solid #3c3c3c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65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Liberation Sans" fo:font-size="7pt" fo:font-style="italic" fo:text-shadow="none" style:text-underline-style="none" fo:font-weight="normal" style:font-size-asian="7pt" style:font-style-asian="italic" style:font-weight-asian="normal" style:font-name-complex="Arial1" style:font-size-complex="7pt" style:font-style-complex="italic" style:font-weight-complex="normal"/>
    </style:style>
    <style:style style:name="ce68" style:family="table-cell" style:parent-style-name="Default">
      <style:table-cell-properties style:glyph-orientation-vertical="0" fo:border-bottom="0.99pt solid #3c3c3c" fo:background-color="#ccffcc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Liberation Sans" fo:font-size="7pt" fo:font-style="italic" fo:text-shadow="none" style:text-underline-style="none" fo:font-weight="normal" style:font-size-asian="7pt" style:font-style-asian="italic" style:font-weight-asian="normal" style:font-name-complex="Arial1" style:font-size-complex="7pt" style:font-style-complex="italic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73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75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76" style:family="table-cell" style:parent-style-name="Default" style:data-style-name="N36">
      <style:table-cell-properties style:diagonal-bl-tr="none" style:diagonal-tl-br="none" fo:border="none" fo:padding="0.071cm" style:rotation-align="none"/>
      <style:text-properties style:font-name="Liberation Sans"/>
    </style:style>
    <style:style style:name="ce77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78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9" style:family="table-cell" style:parent-style-name="Default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3c3c3c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99pt solid #3c3c3c" fo:background-color="#ccffcc" style:diagonal-bl-tr="none" style:diagonal-tl-br="none" style:text-align-source="fix" style:repeat-content="false" fo:wrap-option="wrap" fo:border-left="0.99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none" fo:background-color="#ccffff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88" style:family="table-cell" style:parent-style-name="Default" style:data-style-name="N100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0" style:family="table-cell" style:parent-style-name="Default" style:data-style-name="N36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1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0.06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 style:data-style-name="N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fo:background-color="transparent" fo:border="0.06pt solid #3c3c3c" fo:padding="0.071cm" style:rotation-align="non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fo:background-color="transparent" fo:border-left="0.06pt solid #3c3c3c" fo:padding="0.071cm" fo:border-right="0.06pt solid #3c3c3c" style:rotation-align="none" fo:border-top="0.06pt solid #3c3c3c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8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font-name="Liberation Sans"/>
    </style:style>
    <style:style style:name="ce100" style:family="table-cell" style:parent-style-name="Default">
      <style:table-cell-properties fo:border-bottom="0.99pt solid #3c3c3c" style:diagonal-bl-tr="none" style:diagonal-tl-br="none" style:text-align-source="fix" style:repeat-content="false" fo:border-left="none" fo:padding="0.071cm" fo:border-right="none" style:rotation-align="none" fo:border-top="none"/>
      <style:paragraph-properties fo:text-align="center" fo:margin-left="0c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99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04" style:family="table-cell" style:parent-style-name="Default">
      <style:table-cell-properties style:glyph-orientation-vertical="0" fo:border-bottom="0.06pt solid #3c3c3c" fo:background-color="#ccffff" style:diagonal-bl-tr="none" style:diagonal-tl-br="none" style:text-align-source="fix" style:repeat-content="false" fo:wrap-option="no-wrap" fo:border-left="0.06pt solid #3c3c3c" style:direction="ltr" fo:padding="0.071cm" fo:border-right="none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05" style:family="table-cell" style:parent-style-name="Default">
      <style:table-cell-properties style:glyph-orientation-vertical="0" fo:border-bottom="none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/>
    </style:style>
    <style:style style:name="ce106" style:family="table-cell" style:parent-style-name="Default" style:data-style-name="N10">
      <style:table-cell-properties style:glyph-orientation-vertical="0" fo:border-bottom="0.99pt solid #3c3c3c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Default">
      <style:table-cell-properties style:glyph-orientation-vertical="0" fo:border-bottom="none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08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background-color="transparent" fo:wrap-option="no-wrap" fo:border="0.06pt solid #3c3c3c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Default">
      <style:table-cell-properties style:glyph-orientation-vertical="0" fo:border-bottom="none" fo:background-color="#ff0000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10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background-color="transparent" fo:wrap-option="no-wrap" fo:border="0.06pt solid #3c3c3c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3c3c3c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11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automatic" style:vertical-justify="auto"/>
      <style:paragraph-properties css3t:text-justify="auto" fo:margin-left="0cm" style:writing-mode="page"/>
      <style:text-properties style:font-name="Liberation Sans" fo:font-size="10pt" style:font-size-asian="10pt" style:font-size-complex="10pt"/>
    </style:style>
    <style:style style:name="ce11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17" style:family="table-cell" style:parent-style-name="Default" style:data-style-name="N36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0.06pt solid #3c3c3c" fo:background-color="#ccffcc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19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1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6pt solid #3c3c3c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06pt solid #3c3c3c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2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29" style:family="table-cell" style:parent-style-name="Default" style:data-style-name="N36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fo:border-bottom="0.06pt solid #3c3c3c" fo:background-color="#ccffcc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font-name="Liberation Sans"/>
    </style:style>
    <style:style style:name="ce13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33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5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71cm" fo:border-right="0.06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3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06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40" style:family="table-cell" style:parent-style-name="Default">
      <style:table-cell-properties style:glyph-orientation-vertical="0" fo:border-bottom="0.06pt solid #3c3c3c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06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42" style:family="table-cell" style:parent-style-name="Default">
      <style:table-cell-properties style:glyph-orientation-vertical="0" fo:border-bottom="none" fo:background-color="#ccffcc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4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99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47" style:family="table-cell" style:parent-style-name="Default">
      <style:table-cell-properties style:glyph-orientation-vertical="0" fo:border-bottom="0.06pt solid #3c3c3c" style:diagonal-bl-tr="none" style:diagonal-tl-br="none" style:text-align-source="fix" style:repeat-content="false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48" style:family="table-cell" style:parent-style-name="Default">
      <style:table-cell-properties style:glyph-orientation-vertical="0" fo:border-bottom="none" fo:background-color="#ffcc99" style:diagonal-bl-tr="none" style:diagonal-tl-br="none" style:text-align-source="fix" style:repeat-content="false" fo:wrap-option="no-wrap" fo:border-left="0.06pt solid #3c3c3c" style:direction="ltr" fo:padding="0.071cm" fo:border-right="0.99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49" style:family="table-cell" style:parent-style-name="Default" style:data-style-name="N10106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0.06pt solid #3c3c3c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fo:border-bottom="0.06pt solid #3c3c3c" fo:background-color="#ccffcc" style:diagonal-bl-tr="none" style:diagonal-tl-br="none" style:text-align-source="value-type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automatic" style:vertical-justify="auto"/>
      <style:paragraph-properties css3t:text-justify="auto" fo:margin-left="0cm" style:writing-mode="page"/>
      <style:text-properties style:font-name="Liberation Sans"/>
    </style:style>
    <style:style style:name="ce15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2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5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99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fo:border-bottom="0.06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0.06pt solid #3c3c3c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fo:border-bottom="0.99pt solid #3c3c3c" style:diagonal-bl-tr="none" style:diagonal-tl-br="none" style:text-align-source="value-type" style:repeat-content="false" fo:background-color="transparent" fo:wrap-option="wrap" fo:border-left="none" style:direction="ltr" fo:padding="0.071cm" fo:border-right="0.99pt solid #3c3c3c" style:rotation-angle="0" style:rotation-align="none" style:shrink-to-fit="false" fo:border-top="non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fo:border-bottom="none" fo:background-color="#ccffcc" style:diagonal-bl-tr="none" style:diagonal-tl-br="none" style:text-align-source="value-type" style:repeat-content="false" fo:wrap-option="no-wrap" fo:border-left="none" style:direction="ltr" fo:padding="0.071cm" fo:border-right="0.99pt solid #3c3c3c" style:rotation-angle="0" style:rotation-align="none" style:shrink-to-fit="false" fo:border-top="0.99pt solid #3c3c3c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Liberation Sans" fo:font-size="8pt" fo:font-style="italic" fo:text-shadow="none" style:text-underline-style="none" fo:font-weight="normal" style:font-size-asian="8pt" style:font-style-asian="italic" style:font-weight-asian="normal" style:font-name-complex="Arial1" style:font-size-complex="8pt" style:font-style-complex="italic" style:font-weight-complex="normal"/>
    </style:style>
    <style:style style:name="ce159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0.06pt solid #3c3c3c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fo:border-bottom="0.99pt solid #3c3c3c" style:diagonal-bl-tr="none" style:diagonal-tl-br="none" style:text-align-source="fix" style:repeat-content="false" fo:background-color="transparent" fo:wrap-option="no-wrap" fo:border-left="none" style:direction="ltr" fo:padding="0.071cm" fo:border-right="0.99pt solid #3c3c3c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font-name="Liberation Sans"/>
    </style:style>
    <style:style style:name="ce163" style:family="table-cell" style:parent-style-name="Default">
      <style:text-properties style:font-name="Liberation Sans"/>
    </style:style>
  </office:automatic-styles>
  <office:body>
    <office:spreadsheet>
      <table:calculation-settings table:case-sensitive="false" table:use-regular-expressions="false"/>
      <table:table table:name="Feuil1" table:style-name="ta1" table:print-ranges="Feuil1.A1:Feuil1.O31">
        <office:forms form:automatic-focus="false" form:apply-design-mode="false"/>
        <table:table-column table:style-name="co1" table:default-cell-style-name="ce25"/>
        <table:table-column table:style-name="co2" table:number-columns-repeated="5" table:default-cell-style-name="ce25"/>
        <table:table-column table:style-name="co3" table:default-cell-style-name="ce2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default-cell-style-name="ce25"/>
        <table:table-column table:style-name="co2" table:default-cell-style-name="ce25"/>
        <table:table-column table:style-name="co8" table:default-cell-style-name="ce25"/>
        <table:table-column table:style-name="co9" table:default-cell-style-name="ce25"/>
        <table:table-column table:style-name="co10" table:default-cell-style-name="ce25"/>
        <table:table-column table:style-name="co2" table:number-columns-repeated="242" table:default-cell-style-name="ce25"/>
        <table:table-column table:style-name="co2" table:number-columns-repeated="767" table:default-cell-style-name="ce163"/>
        <table:table-header-rows>
          <table:table-row table:style-name="ro1">
            <table:table-cell table:style-name="ce1" office:value-type="string" calcext:value-type="string">
              <text:p>N° projet</text:p>
            </table:table-cell>
            <table:table-cell table:style-name="ce26" office:value-type="string" calcext:value-type="string" table:number-columns-spanned="2" table:number-rows-spanned="1">
              <text:p>Chef de projet (Cdp)</text:p>
            </table:table-cell>
            <table:covered-table-cell table:style-name="ce26"/>
            <table:table-cell table:style-name="ce53" office:value-type="string" calcext:value-type="string" table:number-columns-spanned="3" table:number-rows-spanned="2">
              <text:p>Reporting tâche</text:p>
            </table:table-cell>
            <table:covered-table-cell table:style-name="ce56"/>
            <table:covered-table-cell table:style-name="ce59"/>
            <table:table-cell table:style-name="ce64" office:value-type="string" calcext:value-type="string" table:number-columns-spanned="7" table:number-rows-spanned="1">
              <text:p>Libellé du projet</text:p>
            </table:table-cell>
            <table:covered-table-cell table:number-columns-repeated="6" table:style-name="ce72"/>
            <table:table-cell table:style-name="ce139" office:value-type="string" calcext:value-type="string" table:number-columns-spanned="2" table:number-rows-spanned="1">
              <text:p>N° d'identification</text:p>
            </table:table-cell>
            <table:covered-table-cell table:style-name="ce146"/>
            <table:table-cell table:number-columns-repeated="1009"/>
          </table:table-row>
          <table:table-row table:style-name="ro2">
            <table:table-cell table:style-name="ce2"/>
            <table:table-cell table:style-name="ce27" office:value-type="string" calcext:value-type="string" table:number-columns-spanned="2" table:number-rows-spanned="1">
              <text:p>T. Benoist</text:p>
            </table:table-cell>
            <table:covered-table-cell table:style-name="ce27"/>
            <table:covered-table-cell table:style-name="ce54"/>
            <table:covered-table-cell table:style-name="ce57"/>
            <table:covered-table-cell table:style-name="ce60"/>
            <table:table-cell table:style-name="ce65" office:value-type="string" calcext:value-type="string" table:number-columns-spanned="7" table:number-rows-spanned="1">
              <text:p>Surface de révolution discrète</text:p>
            </table:table-cell>
            <table:covered-table-cell table:number-columns-repeated="6" table:style-name="ce73"/>
            <table:table-cell table:style-name="ce140" office:value-type="string" calcext:value-type="string" table:number-columns-spanned="2" table:number-rows-spanned="1">
              <text:p>D060-QG7-rév0</text:p>
            </table:table-cell>
            <table:covered-table-cell table:style-name="ce147"/>
            <table:table-cell table:number-columns-repeated="1009"/>
          </table:table-row>
          <table:table-row table:style-name="ro3">
            <table:table-cell table:style-name="ce3" office:value-type="string" calcext:value-type="string">
              <text:p>N° tâche</text:p>
            </table:table-cell>
            <table:table-cell table:style-name="ce28" office:value-type="string" calcext:value-type="string" table:number-columns-spanned="2" table:number-rows-spanned="1">
              <text:p>Cahier des charges tâche</text:p>
            </table:table-cell>
            <table:covered-table-cell table:style-name="ce44"/>
            <table:table-cell table:style-name="ce55" office:value-type="string" calcext:value-type="string" table:number-columns-spanned="2" table:number-rows-spanned="1">
              <text:p>Responsable</text:p>
              <text:p>de tâche (Rdt)</text:p>
            </table:table-cell>
            <table:covered-table-cell table:style-name="ce28"/>
            <table:table-cell table:style-name="ce55" office:value-type="string" calcext:value-type="string">
              <text:p>Direction</text:p>
              <text:p>du Rdt</text:p>
            </table:table-cell>
            <table:table-cell table:style-name="ce28" office:value-type="string" calcext:value-type="string" table:number-columns-spanned="2" table:number-rows-spanned="1">
              <text:p>Reporting tâche</text:p>
            </table:table-cell>
            <table:covered-table-cell table:style-name="ce74"/>
            <table:table-cell table:style-name="ce87" office:value-type="string" calcext:value-type="string">
              <text:p>N° étude</text:p>
              <text:p>Macrotâche</text:p>
            </table:table-cell>
            <table:table-cell table:style-name="ce99"/>
            <table:table-cell table:style-name="ce103" office:value-type="string" calcext:value-type="string">
              <text:p><text:s/>Nom Fichier</text:p>
            </table:table-cell>
            <table:table-cell table:style-name="ce116" office:value-type="string" calcext:value-type="string">
              <text:p>Précédent</text:p>
            </table:table-cell>
            <table:table-cell table:style-name="ce128" office:value-type="string" calcext:value-type="string">
              <text:p>Mise à jour</text:p>
            </table:table-cell>
            <table:table-cell table:style-name="ce141" office:value-type="string" calcext:value-type="string">
              <text:p>Niv. Confid.</text:p>
            </table:table-cell>
            <table:table-cell table:style-name="ce148" office:value-type="string" calcext:value-type="string">
              <text:p>Edition</text:p>
            </table:table-cell>
            <table:table-cell table:style-name="ce99" table:number-columns-repeated="1009"/>
          </table:table-row>
          <table:table-row table:style-name="ro4">
            <table:table-cell table:style-name="ce4"/>
            <table:table-cell table:style-name="ce29" table:number-columns-spanned="2" table:number-rows-spanned="1"/>
            <table:covered-table-cell table:style-name="ce29"/>
            <table:table-cell table:style-name="ce29" office:value-type="string" calcext:value-type="string" table:number-columns-spanned="2" table:number-rows-spanned="1">
              <text:p>L. Richaume</text:p>
            </table:table-cell>
            <table:covered-table-cell table:style-name="ce58"/>
            <table:table-cell table:style-name="ce29"/>
            <table:table-cell table:style-name="ce29" table:number-columns-spanned="2" table:number-rows-spanned="1"/>
            <table:covered-table-cell table:style-name="ce75"/>
            <table:table-cell table:style-name="ce88"/>
            <table:table-cell table:style-name="ce100"/>
            <table:table-cell table:style-name="ce29"/>
            <table:table-cell table:style-name="ce117"/>
            <table:table-cell table:style-name="ce129"/>
            <table:table-cell table:style-name="ce29" office:value-type="float" office:value="2" calcext:value-type="float">
              <text:p>2</text:p>
            </table:table-cell>
            <table:table-cell table:style-name="ce149" table:formula="of:=NOW()" office:value-type="date" office:date-value="2015-10-28T10:10:00.543409" calcext:value-type="date">
              <text:p>28-oct.-15</text:p>
            </table:table-cell>
            <table:table-cell table:number-columns-repeated="1009"/>
          </table:table-row>
          <table:table-row table:style-name="ro5">
            <table:table-cell table:style-name="ce5"/>
            <table:table-cell table:number-columns-repeated="4"/>
            <table:table-cell table:style-name="ce61"/>
            <table:table-cell table:style-name="ce5"/>
            <table:table-cell table:style-name="ce76"/>
            <table:table-cell table:number-columns-repeated="1016"/>
          </table:table-row>
          <table:table-row table:style-name="ro6">
            <table:table-cell table:style-name="ce6" office:value-type="string" calcext:value-type="string">
              <text:p>Libellé tâche</text:p>
            </table:table-cell>
            <table:table-cell table:style-name="ce30" table:number-columns-spanned="6" table:number-rows-spanned="1"/>
            <table:covered-table-cell table:number-columns-repeated="4" table:style-name="ce45"/>
            <table:covered-table-cell table:style-name="ce66"/>
            <table:table-cell table:style-name="ce77" office:value-type="string" calcext:value-type="string">
              <text:p>Durée</text:p>
            </table:table-cell>
            <table:table-cell table:style-name="ce77" office:value-type="string" calcext:value-type="string">
              <text:p>Début</text:p>
            </table:table-cell>
            <table:table-cell table:style-name="ce77" office:value-type="string" calcext:value-type="string">
              <text:p>Fin</text:p>
            </table:table-cell>
            <table:table-cell table:style-name="ce104" office:value-type="string" calcext:value-type="string">
              <text:p>Avancement</text:p>
            </table:table-cell>
            <table:table-cell table:style-name="ce118" office:value-type="string" calcext:value-type="string" table:number-columns-spanned="4" table:number-rows-spanned="1">
              <text:p>Commentaires</text:p>
            </table:table-cell>
            <table:covered-table-cell table:number-columns-repeated="2" table:style-name="ce130"/>
            <table:covered-table-cell table:style-name="ce150"/>
            <table:table-cell/>
            <table:table-cell table:style-name="ce162" table:number-columns-spanned="2" table:number-rows-spanned="1"/>
            <table:covered-table-cell table:style-name="ce162"/>
            <table:table-cell table:number-columns-repeated="1006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2">
            <text:p>Livrables tâche</text:p>
          </table:table-cell>
          <table:table-cell table:style-name="ce31" table:number-columns-spanned="5" table:number-rows-spanned="2"/>
          <table:covered-table-cell table:number-columns-repeated="3" table:style-name="ce46"/>
          <table:covered-table-cell table:style-name="ce62"/>
          <table:table-cell table:style-name="ce67" office:value-type="string" calcext:value-type="string">
            <text:p>Planifié </text:p>
          </table:table-cell>
          <table:table-cell table:style-name="ce78"/>
          <table:table-cell table:style-name="ce89" table:number-columns-repeated="2"/>
          <table:table-cell table:style-name="ce105"/>
          <table:table-cell table:style-name="ce119" table:number-columns-spanned="4" table:number-rows-spanned="2"/>
          <table:covered-table-cell table:number-columns-repeated="2" table:style-name="ce131"/>
          <table:covered-table-cell table:style-name="ce151"/>
          <table:table-cell table:number-columns-repeated="1009"/>
        </table:table-row>
        <table:table-row table:style-name="ro7">
          <table:covered-table-cell table:style-name="ce8"/>
          <table:covered-table-cell table:style-name="ce32"/>
          <table:covered-table-cell table:number-columns-repeated="3" table:style-name="ce47"/>
          <table:covered-table-cell table:style-name="ce63"/>
          <table:table-cell table:style-name="ce68" office:value-type="string" calcext:value-type="string">
            <text:p>Actualisé</text:p>
          </table:table-cell>
          <table:table-cell table:style-name="ce79"/>
          <table:table-cell table:style-name="ce90" table:number-columns-repeated="2"/>
          <table:table-cell table:style-name="ce106"/>
          <table:covered-table-cell table:style-name="ce120"/>
          <table:covered-table-cell table:number-columns-repeated="2" table:style-name="ce132"/>
          <table:covered-table-cell table:style-name="ce152"/>
          <table:table-cell table:number-columns-repeated="1009"/>
        </table:table-row>
        <table:table-row table:style-name="ro5">
          <table:table-cell table:style-name="ce9" table:number-columns-repeated="15"/>
          <table:table-cell table:number-columns-repeated="1009"/>
        </table:table-row>
        <table:table-row table:style-name="ro7">
          <table:table-cell table:style-name="ce10" office:value-type="string" calcext:value-type="string">
            <text:p>N° tâche subordonnée</text:p>
          </table:table-cell>
          <table:table-cell table:style-name="ce33" table:number-columns-spanned="6" table:number-rows-spanned="1"/>
          <table:covered-table-cell table:number-columns-repeated="5" table:style-name="ce33"/>
          <table:table-cell table:style-name="ce80"/>
          <table:table-cell table:style-name="ce91" table:number-columns-repeated="2"/>
          <table:table-cell table:style-name="ce107"/>
          <table:table-cell table:style-name="ce121" table:number-columns-spanned="4" table:number-rows-spanned="2"/>
          <table:covered-table-cell table:number-columns-repeated="2" table:style-name="ce102"/>
          <table:covered-table-cell table:style-name="ce153"/>
          <table:table-cell table:number-columns-repeated="1009"/>
        </table:table-row>
        <table:table-row table:style-name="ro7">
          <table:table-cell table:style-name="ce11"/>
          <table:table-cell table:style-name="ce34" table:number-columns-spanned="6" table:number-rows-spanned="1"/>
          <table:covered-table-cell table:number-columns-repeated="5" table:style-name="ce34"/>
          <table:table-cell table:style-name="ce81"/>
          <table:table-cell table:style-name="ce92" table:number-columns-repeated="2"/>
          <table:table-cell table:style-name="ce108"/>
          <table:covered-table-cell table:style-name="ce122"/>
          <table:covered-table-cell table:number-columns-repeated="2" table:style-name="ce133"/>
          <table:covered-table-cell table:style-name="ce154"/>
          <table:table-cell table:number-columns-repeated="1009"/>
        </table:table-row>
        <table:table-row table:style-name="ro7">
          <table:table-cell table:style-name="ce12" table:number-columns-spanned="1" table:number-rows-spanned="2"/>
          <table:table-cell table:style-name="ce35" table:number-columns-spanned="6" table:number-rows-spanned="1"/>
          <table:covered-table-cell table:number-columns-repeated="5" table:style-name="ce35"/>
          <table:table-cell table:style-name="ce82"/>
          <table:table-cell table:style-name="ce93" table:number-columns-repeated="2"/>
          <table:table-cell table:style-name="ce109"/>
          <table:table-cell table:style-name="ce123" table:number-columns-spanned="4" table:number-rows-spanned="2"/>
          <table:covered-table-cell table:number-columns-repeated="2" table:style-name="ce134"/>
          <table:covered-table-cell table:style-name="ce155"/>
          <table:table-cell table:number-columns-repeated="1009"/>
        </table:table-row>
        <table:table-row table:style-name="ro7">
          <table:covered-table-cell table:style-name="ce13"/>
          <table:table-cell table:style-name="ce34" table:number-columns-spanned="6" table:number-rows-spanned="1"/>
          <table:covered-table-cell table:number-columns-repeated="5" table:style-name="ce34"/>
          <table:table-cell table:style-name="ce81"/>
          <table:table-cell table:style-name="ce92"/>
          <table:table-cell table:style-name="ce101"/>
          <table:table-cell table:style-name="ce108"/>
          <table:covered-table-cell table:style-name="ce122"/>
          <table:covered-table-cell table:number-columns-repeated="2" table:style-name="ce133"/>
          <table:covered-table-cell table:style-name="ce154"/>
          <table:table-cell table:number-columns-repeated="1009"/>
        </table:table-row>
        <table:table-row table:style-name="ro7">
          <table:table-cell table:style-name="ce14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82"/>
          <table:table-cell table:style-name="ce93" table:number-columns-repeated="2"/>
          <table:table-cell table:style-name="ce109"/>
          <table:table-cell table:style-name="ce123" table:number-columns-spanned="4" table:number-rows-spanned="2"/>
          <table:covered-table-cell table:number-columns-repeated="2" table:style-name="ce134"/>
          <table:covered-table-cell table:style-name="ce155"/>
          <table:table-cell table:number-columns-repeated="1009"/>
        </table:table-row>
        <table:table-row table:style-name="ro7">
          <table:covered-table-cell table:style-name="ce13"/>
          <table:table-cell table:style-name="ce34" table:number-columns-spanned="6" table:number-rows-spanned="1"/>
          <table:covered-table-cell table:number-columns-repeated="5" table:style-name="ce34"/>
          <table:table-cell table:style-name="ce81"/>
          <table:table-cell table:style-name="ce92" table:number-columns-repeated="2"/>
          <table:table-cell table:style-name="ce110"/>
          <table:covered-table-cell table:style-name="ce122"/>
          <table:covered-table-cell table:number-columns-repeated="2" table:style-name="ce133"/>
          <table:covered-table-cell table:style-name="ce154"/>
          <table:table-cell table:number-columns-repeated="1009"/>
        </table:table-row>
        <table:table-row table:style-name="ro7">
          <table:table-cell table:style-name="ce15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82"/>
          <table:table-cell table:style-name="ce93" table:number-columns-repeated="2"/>
          <table:table-cell table:style-name="ce109"/>
          <table:table-cell table:style-name="ce123" table:number-columns-spanned="4" table:number-rows-spanned="2"/>
          <table:covered-table-cell table:number-columns-repeated="2" table:style-name="ce134"/>
          <table:covered-table-cell table:style-name="ce155"/>
          <table:table-cell table:number-columns-repeated="1009"/>
        </table:table-row>
        <table:table-row table:style-name="ro7">
          <table:covered-table-cell table:style-name="ce11"/>
          <table:table-cell table:style-name="ce34" table:number-columns-spanned="6" table:number-rows-spanned="1"/>
          <table:covered-table-cell table:number-columns-repeated="5" table:style-name="ce34"/>
          <table:table-cell table:style-name="ce83"/>
          <table:table-cell table:style-name="ce94" table:number-columns-repeated="2"/>
          <table:table-cell table:style-name="ce111"/>
          <table:covered-table-cell table:style-name="ce122"/>
          <table:covered-table-cell table:number-columns-repeated="2" table:style-name="ce133"/>
          <table:covered-table-cell table:style-name="ce154"/>
          <table:table-cell table:number-columns-repeated="1009"/>
        </table:table-row>
        <table:table-row table:style-name="ro7">
          <table:table-cell table:style-name="ce15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82"/>
          <table:table-cell table:style-name="ce93" table:number-columns-repeated="2"/>
          <table:table-cell table:style-name="ce109"/>
          <table:table-cell table:style-name="ce123" table:number-columns-spanned="4" table:number-rows-spanned="2"/>
          <table:covered-table-cell table:number-columns-repeated="2" table:style-name="ce134"/>
          <table:covered-table-cell table:style-name="ce155"/>
          <table:table-cell table:number-columns-repeated="1009"/>
        </table:table-row>
        <table:table-row table:style-name="ro7">
          <table:covered-table-cell table:style-name="ce11"/>
          <table:table-cell table:style-name="ce34" table:number-columns-spanned="6" table:number-rows-spanned="1"/>
          <table:covered-table-cell table:number-columns-repeated="5" table:style-name="ce34"/>
          <table:table-cell table:style-name="ce83"/>
          <table:table-cell table:style-name="ce94" table:number-columns-repeated="2"/>
          <table:table-cell table:style-name="ce111"/>
          <table:covered-table-cell table:style-name="ce122"/>
          <table:covered-table-cell table:number-columns-repeated="2" table:style-name="ce133"/>
          <table:covered-table-cell table:style-name="ce154"/>
          <table:table-cell table:number-columns-repeated="1009"/>
        </table:table-row>
        <table:table-row table:style-name="ro7">
          <table:table-cell table:style-name="ce16" table:number-columns-spanned="1" table:number-rows-spanned="2"/>
          <table:table-cell table:style-name="ce36" table:number-columns-spanned="6" table:number-rows-spanned="1"/>
          <table:covered-table-cell table:number-columns-repeated="5" table:style-name="ce36"/>
          <table:table-cell table:style-name="ce82"/>
          <table:table-cell table:style-name="ce93" table:number-columns-repeated="2"/>
          <table:table-cell table:style-name="ce109"/>
          <table:table-cell table:style-name="ce124" table:number-columns-spanned="4" table:number-rows-spanned="2"/>
          <table:covered-table-cell table:number-columns-repeated="2" table:style-name="ce134"/>
          <table:covered-table-cell table:style-name="ce155"/>
          <table:table-cell/>
          <table:table-cell table:style-name="ce9"/>
          <table:table-cell table:number-columns-repeated="1007"/>
        </table:table-row>
        <table:table-row table:style-name="ro7">
          <table:covered-table-cell table:style-name="ce17"/>
          <table:table-cell table:style-name="ce36" table:number-columns-spanned="6" table:number-rows-spanned="1"/>
          <table:covered-table-cell table:number-columns-repeated="5" table:style-name="ce36"/>
          <table:table-cell table:style-name="ce84"/>
          <table:table-cell table:style-name="ce95" table:number-columns-repeated="2"/>
          <table:table-cell table:style-name="ce112"/>
          <table:covered-table-cell table:style-name="ce125"/>
          <table:covered-table-cell table:number-columns-repeated="2" table:style-name="ce97"/>
          <table:covered-table-cell table:style-name="ce156"/>
          <table:table-cell table:number-columns-repeated="1009"/>
        </table:table-row>
        <table:table-row table:style-name="ro8">
          <table:table-cell table:style-name="ce18" table:number-columns-repeated="15"/>
          <table:table-cell table:number-columns-repeated="1009"/>
        </table:table-row>
        <table:table-row table:style-name="ro7">
          <table:table-cell table:style-name="ce19" office:value-type="string" calcext:value-type="string" table:number-columns-spanned="1" table:number-rows-spanned="3">
            <text:p>Points positifs de la période</text:p>
          </table:table-cell>
          <table:table-cell table:style-name="ce37" table:number-columns-spanned="6" table:number-rows-spanned="3"/>
          <table:covered-table-cell table:number-columns-repeated="4" table:style-name="ce48"/>
          <table:covered-table-cell table:style-name="ce69"/>
          <table:table-cell table:style-name="ce19" office:value-type="string" calcext:value-type="string" table:number-columns-spanned="1" table:number-rows-spanned="3">
            <text:p>Préoc-cupations de la période (dont risques)</text:p>
          </table:table-cell>
          <table:table-cell table:style-name="ce96" table:number-columns-spanned="7" table:number-rows-spanned="3"/>
          <table:covered-table-cell table:number-columns-repeated="5" table:style-name="ce102"/>
          <table:covered-table-cell table:style-name="ce153"/>
          <table:table-cell table:number-columns-repeated="1009"/>
        </table:table-row>
        <table:table-row table:style-name="ro7">
          <table:covered-table-cell table:style-name="ce20"/>
          <table:covered-table-cell table:number-columns-repeated="5" table:style-name="ce38"/>
          <table:covered-table-cell table:style-name="ce70"/>
          <table:covered-table-cell table:style-name="ce85"/>
          <table:covered-table-cell table:number-columns-repeated="6" table:style-name="ce97"/>
          <table:covered-table-cell table:style-name="ce156"/>
          <table:table-cell table:number-columns-repeated="1009"/>
        </table:table-row>
        <table:table-row table:style-name="ro8">
          <table:covered-table-cell table:style-name="ce21"/>
          <table:covered-table-cell table:number-columns-repeated="5" table:style-name="ce39"/>
          <table:covered-table-cell table:style-name="ce71"/>
          <table:covered-table-cell table:style-name="ce86"/>
          <table:covered-table-cell table:number-columns-repeated="6" table:style-name="ce98"/>
          <table:covered-table-cell table:style-name="ce157"/>
          <table:table-cell table:number-columns-repeated="1009"/>
        </table:table-row>
        <table:table-row table:style-name="ro8">
          <table:table-cell table:style-name="ce22" table:number-columns-repeated="14"/>
          <table:table-cell table:number-columns-repeated="1010"/>
        </table:table-row>
        <table:table-row table:style-name="ro1">
          <table:table-cell table:style-name="ce19" office:value-type="string" calcext:value-type="string" table:number-columns-spanned="1" table:number-rows-spanned="4">
            <text:p>Actions correctrices</text:p>
          </table:table-cell>
          <table:table-cell table:style-name="ce40" office:value-type="string" calcext:value-type="string" table:number-columns-spanned="10" table:number-rows-spanned="1">
            <text:p>Libellé de l'action</text:p>
          </table:table-cell>
          <table:covered-table-cell table:number-columns-repeated="9" table:style-name="ce49"/>
          <table:table-cell table:style-name="ce126" office:value-type="string" calcext:value-type="string" table:number-columns-spanned="2" table:number-rows-spanned="1">
            <text:p>Qui</text:p>
          </table:table-cell>
          <table:covered-table-cell table:style-name="ce135"/>
          <table:table-cell table:style-name="ce142" office:value-type="string" calcext:value-type="string" table:number-columns-spanned="2" table:number-rows-spanned="1">
            <text:p>Quand</text:p>
          </table:table-cell>
          <table:covered-table-cell table:style-name="ce158"/>
          <table:table-cell table:number-columns-repeated="1009"/>
        </table:table-row>
        <table:table-row table:style-name="ro1">
          <table:covered-table-cell table:style-name="ce23"/>
          <table:table-cell table:style-name="ce41" table:number-columns-spanned="10" table:number-rows-spanned="1"/>
          <table:covered-table-cell table:number-columns-repeated="8" table:style-name="ce50"/>
          <table:covered-table-cell table:style-name="ce113"/>
          <table:table-cell table:style-name="ce82" table:number-columns-spanned="2" table:number-rows-spanned="1"/>
          <table:covered-table-cell table:style-name="ce136"/>
          <table:table-cell table:style-name="ce143" table:number-columns-spanned="2" table:number-rows-spanned="1"/>
          <table:covered-table-cell table:style-name="ce159"/>
          <table:table-cell table:number-columns-repeated="1009"/>
        </table:table-row>
        <table:table-row table:style-name="ro1">
          <table:covered-table-cell table:style-name="ce23"/>
          <table:table-cell table:style-name="ce42" table:number-columns-spanned="10" table:number-rows-spanned="1"/>
          <table:covered-table-cell table:number-columns-repeated="8" table:style-name="ce51"/>
          <table:covered-table-cell table:style-name="ce114"/>
          <table:table-cell table:style-name="ce127" table:number-columns-spanned="2" table:number-rows-spanned="1"/>
          <table:covered-table-cell table:style-name="ce137"/>
          <table:table-cell table:style-name="ce144" table:number-columns-spanned="2" table:number-rows-spanned="1"/>
          <table:covered-table-cell table:style-name="ce160"/>
          <table:table-cell table:number-columns-repeated="1009"/>
        </table:table-row>
        <table:table-row table:style-name="ro1">
          <table:covered-table-cell table:style-name="ce24"/>
          <table:table-cell table:style-name="ce43" table:number-columns-spanned="10" table:number-rows-spanned="1"/>
          <table:covered-table-cell table:number-columns-repeated="8" table:style-name="ce52"/>
          <table:covered-table-cell table:style-name="ce115"/>
          <table:table-cell table:style-name="ce29" table:number-columns-spanned="2" table:number-rows-spanned="1"/>
          <table:covered-table-cell table:style-name="ce138"/>
          <table:table-cell table:style-name="ce145" table:number-columns-spanned="2" table:number-rows-spanned="1"/>
          <table:covered-table-cell table:style-name="ce161"/>
          <table:table-cell table:number-columns-repeated="1009"/>
        </table:table-row>
        <table:table-row table:style-name="ro5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1" table:number-rows-repeated="30">
          <table:table-cell table:number-columns-repeated="1024"/>
        </table:table-row>
        <table:table-row table:style-name="ro4" table:number-rows-repeated="1048513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Excel_BuiltIn_Print_Area" table:base-cell-address="$Feuil1.$A$1" table:cell-range-address="$Feuil1.$A$1:.$O$31" table:range-usable-as="print-range"/>
          <table:named-range table:name="Excel_BuiltIn_Print_Titles" table:base-cell-address="$Feuil1.$A$1" table:cell-range-address="$Feuil1.$A$1:.$AMJ$6" table:range-usable-as="repeat-column repeat-row"/>
        </table:named-expressions>
      </table:table>
      <table:named-expressions>
        <table:named-range table:name="CdcTache" table:base-cell-address="$Feuil1.$A$1" table:cell-range-address="$Feuil1.$B$4"/>
        <table:named-range table:name="Cdp" table:base-cell-address="$Feuil1.$A$1" table:cell-range-address="$Feuil1.$B$2"/>
        <table:named-range table:name="DebutNrTache" table:base-cell-address="$Feuil1.$A$1" table:cell-range-address="$Feuil1.$A$9:.$AMJ$9"/>
        <table:named-range table:name="DebutTache" table:base-cell-address="$Feuil1.$A$1" table:cell-range-address="$Feuil1.$I$7"/>
        <table:named-range table:name="DebutTS" table:base-cell-address="$Feuil1.$A$1" table:cell-range-address="$Feuil1.$I$1:.$I$1048576"/>
        <table:named-range table:name="DelivrableTache" table:base-cell-address="$Feuil1.$A$1" table:cell-range-address="$Feuil1.$B$7"/>
        <table:named-range table:name="DivRt" table:base-cell-address="$Feuil1.$A$1" table:cell-range-address="$Feuil1.$F$4"/>
        <table:named-range table:name="DureeTache" table:base-cell-address="$Feuil1.$A$1" table:cell-range-address="$Feuil1.$H$7"/>
        <table:named-range table:name="DureeTS" table:base-cell-address="$Feuil1.$A$1" table:cell-range-address="$Feuil1.$H$1:.$H$1048576"/>
        <table:named-range table:name="erNrTS" table:base-cell-address="$Feuil1.$A$1" table:cell-range-address="$Feuil1.$A$11"/>
        <table:named-range table:name="FichierRT" table:base-cell-address="$Feuil1.$A$1" table:cell-range-address="$Feuil1.$K$4"/>
        <table:named-range table:name="FinNrTache" table:base-cell-address="$Feuil1.$A$1" table:cell-range-address="$Feuil1.$A$22:.$AMJ$22"/>
        <table:named-range table:name="FinTache" table:base-cell-address="$Feuil1.$A$1" table:cell-range-address="$Feuil1.$J$7"/>
        <table:named-range table:name="FinTS" table:base-cell-address="$Feuil1.$A$1" table:cell-range-address="$Feuil1.$J$1:.$J$1048576"/>
        <table:named-range table:name="LibelleProjet" table:base-cell-address="$Feuil1.$A$1" table:cell-range-address="$Feuil1.$G$2"/>
        <table:named-range table:name="LibelleTache" table:base-cell-address="$Feuil1.$A$1" table:cell-range-address="$Feuil1.$B$6"/>
        <table:named-range table:name="LibelleTS" table:base-cell-address="$Feuil1.$A$1" table:cell-range-address="$Feuil1.$B$1:.$B$1048576"/>
        <table:named-range table:name="NrEtude" table:base-cell-address="$Feuil1.$A$1" table:cell-range-address="$Feuil1.$I$4"/>
        <table:named-range table:name="NrProjet" table:base-cell-address="$Feuil1.$A$1" table:cell-range-address="$Feuil1.$A$2"/>
        <table:named-range table:name="NrTache" table:base-cell-address="$Feuil1.$A$1" table:cell-range-address="$Feuil1.$A$4"/>
        <table:named-range table:name="PremierNumero" table:base-cell-address="$Feuil1.$A$1" table:cell-range-address="$Feuil1.$A$11"/>
        <table:named-range table:name="ReportingTache" table:base-cell-address="$Feuil1.$A$1" table:cell-range-address="$Feuil1.$G$4"/>
        <table:named-range table:name="Rt" table:base-cell-address="$Feuil1.$A$1" table:cell-range-address="$Feuil1.$D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4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6P0"/>
    </number:currency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5P0" style:volatile="true">
      <number:text> </number:text>
      <loext:fill-character> </loext:fill-character>
      <number:number number:decimal-places="0" number:min-integer-digits="1" number:grouping="true"/>
      <number:text>    </number:text>
    </number:number-style>
    <number:number-style style:name="N115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5P2" style:volatile="true">
      <number:text> </number:text>
      <loext:fill-character> </loext:fill-character>
      <number:text>-   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9P0" style:volatile="true">
      <number:text> </number:text>
      <loext:fill-character> </loext:fill-character>
      <number:number number:decimal-places="0" number:min-integer-digits="1" number:grouping="true"/>
      <number:text> € </number:text>
    </number:number-style>
    <number:number-style style:name="N119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19P2" style:volatile="true">
      <number:text> </number:text>
      <loext:fill-character> </loext:fill-character>
      <number:text>- €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</number:text>
      <loext:fill-character> </loext:fill-character>
      <number:number number:decimal-places="2" number:min-integer-digits="1" number:grouping="true"/>
      <number:text>    </number:text>
    </number:number-style>
    <number:number-style style:name="N123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3P2" style:volatile="true">
      <number:text> </number:text>
      <loext:fill-character> </loext:fill-character>
      <number:text>-</number:text>
      <number:number number:decimal-places="0" number:min-integer-digits="0"/>
      <number:text>   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loext:fill-character> </loext:fill-character>
      <number:number number:decimal-places="2" number:min-integer-digits="1" number:grouping="true"/>
      <number:text> € </number:text>
    </number:number-style>
    <number:number-style style:name="N12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27P2" style:volatile="true">
      <number:text> </number:text>
      <loext:fill-character> </loext:fill-character>
      <number:text>-</number:text>
      <number:number number:decimal-places="0" number:min-integer-digits="0"/>
      <number:text>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3P0" style:volatile="true">
      <number:number number:decimal-places="0" number:min-integer-digits="1" number:grouping="true"/>
      <number:text> F</number:text>
    </number:number-style>
    <number:number-style style:name="N133">
      <number:text>-</number:text>
      <number:number number:decimal-places="0" number:min-integer-digits="1" number:grouping="true"/>
      <number:text> F</number:text>
      <style:map style:condition="value()&gt;=0" style:apply-style-name="N133P0"/>
    </number:number-style>
    <number:number-style style:name="N134P0" style:volatile="true">
      <number:number number:decimal-places="0" number:min-integer-digits="1" number:grouping="true"/>
      <number:text> F</number:text>
    </number:number-style>
    <number:number-style style:name="N134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34P0"/>
    </number:number-style>
    <number:number-style style:name="N136P0" style:volatile="true">
      <number:number number:decimal-places="2" number:min-integer-digits="1" number:grouping="true"/>
      <number:text> F</number:text>
    </number:number-style>
    <number:number-style style:name="N136">
      <number:text>-</number:text>
      <number:number number:decimal-places="2" number:min-integer-digits="1" number:grouping="true"/>
      <number:text> F</number:text>
      <style:map style:condition="value()&gt;=0" style:apply-style-name="N136P0"/>
    </number:number-style>
    <number:number-style style:name="N137P0" style:volatile="true">
      <number:number number:decimal-places="2" number:min-integer-digits="1" number:grouping="true"/>
      <number:text> F</number:text>
    </number:number-style>
    <number:number-style style:name="N137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37P0"/>
    </number:number-style>
    <number:number-style style:name="N141P0" style:volatile="true">
      <number:text> </number:text>
      <loext:fill-character> </loext:fill-character>
      <number:number number:decimal-places="0" number:min-integer-digits="1" number:grouping="true"/>
      <number:text> F </number:text>
    </number:number-style>
    <number:number-style style:name="N141P1" style:volatile="true">
      <number:text>-</number:text>
      <loext:fill-character> </loext:fill-character>
      <number:number number:decimal-places="0" number:min-integer-digits="1" number:grouping="true"/>
      <number:text> F </number:text>
    </number:number-style>
    <number:number-style style:name="N141P2" style:volatile="true">
      <number:text> </number:text>
      <loext:fill-character> </loext:fill-character>
      <number:text>- F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</number:text>
      <loext:fill-character> </loext:fill-character>
      <number:number number:decimal-places="2" number:min-integer-digits="1" number:grouping="true"/>
      <number:text> F </number:text>
    </number:number-style>
    <number:number-style style:name="N145P1" style:volatile="true">
      <number:text>-</number:text>
      <loext:fill-character> </loext:fill-character>
      <number:number number:decimal-places="2" number:min-integer-digits="1" number:grouping="true"/>
      <number:text> F </number:text>
    </number:number-style>
    <number:number-style style:name="N145P2" style:volatile="true">
      <number:text> </number:text>
      <loext:fill-character> </loext:fill-character>
      <number:text>-</number:text>
      <number:number number:decimal-places="0" number:min-integer-digits="0"/>
      <number:text> F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name-asian="WenQuanYi Micro Hei" style:font-family-asian="'WenQuanYi Micro 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8">00/00/0000</text:date>, <text:time style:data-style-name="N2" text:time-value="0000-00-00T10:09:36.5729482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16:06:36.628279271</meta:creation-date>
    <dc:date>2015-10-28T10:10:02.436542960</dc:date>
    <meta:print-date>2001-01-09T16:11:42</meta:print-date>
    <meta:editing-duration>P0D</meta:editing-duration>
    <meta:editing-cycles>2</meta:editing-cycles>
    <meta:generator>LibreOffice/4.1.5.3$Linux_X86_64 LibreOffice_project/1c1366bba2ba2b554cd2ca4d87c06da81c05d24</meta:generator>
    <meta:document-statistic meta:table-count="1" meta:cell-count="38" meta:object-count="0"/>
  </office:meta>
</office:document-meta>
</file>